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3pt" officeooo:rsid="001fb06c" officeooo:paragraph-rsid="001fb06c" style:font-size-asian="13pt" style:font-size-complex="13pt"/>
    </style:style>
    <style:style style:name="P2" style:family="paragraph" style:parent-style-name="Standard">
      <style:text-properties style:font-name="Lucida Sans" fo:font-size="13pt" officeooo:paragraph-rsid="001fb06c" style:font-size-asian="13pt" style:font-size-complex="13pt"/>
    </style:style>
    <style:style style:name="P3" style:family="paragraph" style:parent-style-name="Standard">
      <style:text-properties style:font-name="Lucida Sans" fo:font-size="13pt" officeooo:rsid="002077a0" officeooo:paragraph-rsid="002077a0" style:font-size-asian="13pt" style:font-size-complex="13pt"/>
    </style:style>
    <style:style style:name="P4" style:family="paragraph" style:parent-style-name="Standard">
      <style:text-properties style:font-name="Lucida Sans" fo:font-size="13pt" fo:font-weight="bold" officeooo:rsid="001fb06c" officeooo:paragraph-rsid="001fb06c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ucida Sans" fo:font-size="13pt" fo:language="en" fo:country="US" officeooo:rsid="001fb06c" officeooo:paragraph-rsid="001fb06c" style:font-size-asian="13pt" style:font-size-complex="13pt"/>
    </style:style>
    <style:style style:name="P6" style:family="paragraph" style:parent-style-name="Standard">
      <style:text-properties style:font-name="Lucida Sans" fo:font-size="13pt" fo:language="en" fo:country="US" officeooo:rsid="002077a0" officeooo:paragraph-rsid="002077a0" style:font-size-asian="13pt" style:font-size-complex="13pt"/>
    </style:style>
    <style:style style:name="P7" style:family="paragraph" style:parent-style-name="Standard">
      <style:text-properties officeooo:paragraph-rsid="001fb06c"/>
    </style:style>
    <style:style style:name="T1" style:family="text">
      <style:text-properties officeooo:rsid="001fb06c"/>
    </style:style>
    <style:style style:name="T2" style:family="text">
      <style:text-properties officeooo:rsid="002077a0"/>
    </style:style>
    <style:style style:name="T3" style:family="text">
      <style:text-properties fo:language="en" fo:country="US"/>
    </style:style>
    <style:style style:name="T4" style:family="text">
      <style:text-properties officeooo:rsid="0021ea10"/>
    </style:style>
    <style:style style:name="T5" style:family="text">
      <style:text-properties style:font-name="Lucida Sans" fo:font-size="13pt" officeooo:rsid="001fb06c" style:font-size-asian="13pt" style:font-size-complex="13pt"/>
    </style:style>
    <style:style style:name="T6" style:family="text">
      <style:text-properties style:font-name="Lucida Sans" fo:font-size="13pt" officeooo:rsid="0021ea10" style:font-size-asian="13pt" style:font-size-complex="13pt"/>
    </style:style>
    <style:style style:name="T7" style:family="text">
      <style:text-properties style:font-name="Lucida Sans" fo:font-size="13pt" fo:language="en" fo:country="US" officeooo:rsid="001fb06c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ow to create your own bookmark panel for your browser</text:p>
      <text:p text:style-name="P1"/>
      <text:p text:style-name="P3">by Jeff Macharyas</text:p>
      <text:p text:style-name="P1"/>
      <text:p text:style-name="P1">Let’s say you wanted a collection of bookmarks for a particular subject. You could create a folder of each bookmark <text:span text:style-name="T2">in your browser </text:span>and organize t<text:span text:style-name="T2">he</text:span>m that way.</text:p>
      <text:p text:style-name="P1"/>
      <text:p text:style-name="P1">Or, you can create your own customized bookmark page in HTML. It’s easy—here’s how I did it.</text:p>
      <text:p text:style-name="P1"/>
      <text:p text:style-name="P7"><text:span text:style-name="T5">I wanted to keep a collection of o</text:span><text:span text:style-name="T6">pensource.com correspondent profiles</text:span><text:span text:style-name="T5"> bookmarked. I selected 9 c</text:span><text:span text:style-name="T6">orrespondents</text:span><text:span text:style-name="T5"> to keep track of.</text:span></text:p>
      <text:p text:style-name="P1"/>
      <text:p text:style-name="P1">I simply created an HTML document using WordPad (PC).</text:p>
      <text:p text:style-name="P1"/>
      <text:p text:style-name="P7"><text:span text:style-name="T5">1. Download </text:span><text:span text:style-name="T6">open source </text:span><text:span text:style-name="T5">images of each c</text:span><text:span text:style-name="T6">orrespondent</text:span><text:span text:style-name="T5"> from o</text:span><text:span text:style-name="T6">pensource.com</text:span><text:span text:style-name="T5">.</text:span></text:p>
      <text:p text:style-name="P1">2. Using InDesign (or any similar program, such as Scribus), create a set of pages to place the images.</text:p>
      <text:p text:style-name="P7"><text:span text:style-name="T5">3. Type in the name of the c</text:span><text:span text:style-name="T6">orrespondent</text:span><text:span text:style-name="T5">.</text:span></text:p>
      <text:p text:style-name="P7"><text:span text:style-name="T5">4. Copy your first page (image and text) and relink the image on page 2 to the next c</text:span><text:span text:style-name="T6">orrespondent</text:span><text:span text:style-name="T5">. Type that person’s name. Repeat until all c</text:span><text:span text:style-name="T6">orrespondents</text:span><text:span text:style-name="T5">’ pages are created (I created 9).</text:span></text:p>
      <text:p text:style-name="P1">5. Export all pages as individual JPG images.</text:p>
      <text:p text:style-name="P1">6. Upload them all to an accessible place online. I placed my in Google Photos.</text:p>
      <text:p text:style-name="P1">7. Open the photo in Google Photos and right-click on the image. Select “Copy Image Address.” This will copy a very long URL.</text:p>
      <text:p text:style-name="P2"><text:span text:style-name="T1">8. Paste that entire block of text in the IMG SRC part of the HTML. Be careful to get the whole text and place it between </text:span><text:span text:style-name="T3">&lt;img src="</text:span><text:span text:style-name="T1">…..</text:span><text:span text:style-name="T3">"&gt;&lt;/a&gt;</text:span><text:span text:style-name="T1">.</text:span></text:p>
      <text:p text:style-name="P7"><text:span text:style-name="T5">9. Go to the c</text:span><text:span text:style-name="T6">orrespondents’</text:span><text:span text:style-name="T5"> p</text:span><text:span text:style-name="T6">rofile page</text:span><text:span text:style-name="T5"> and copy that URL from the address bar.</text:span></text:p>
      <text:p text:style-name="P7"><text:span text:style-name="T5">10. Paste the p</text:span><text:span text:style-name="T6">rofile</text:span><text:span text:style-name="T5"> URL between </text:span><text:span text:style-name="T7">&lt;a href="..."&gt;</text:span></text:p>
      <text:p text:style-name="P5">11. Copy that entire block and paste it below and repeat these steps until all selected sites are complete.</text:p>
      <text:p text:style-name="P5">12. Save the HTML document.</text:p>
      <text:p text:style-name="P5">13. From your browser, select File&gt;&gt;Open and select the HTML file you created. This will open a “web page.” Add it to your bookmark bar or folder.</text:p>
      <text:p text:style-name="P5"/>
      <text:p text:style-name="P5">Now, you have one bookmark, that when opened will display the HTML file you created with images and links.</text:p>
      <text:p text:style-name="P5"/>
      <text:p text:style-name="P6">Additional HTML formatting can be added as you choose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2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4T13:45:31.462000000</meta:creation-date>
    <dc:date>2019-11-24T17:22:07.521000000</dc:date>
    <meta:editing-duration>PT11M8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1" meta:word-count="333" meta:character-count="1869" meta:non-whitespace-character-count="1558"/>
  </office:meta>
</office:document-meta>
</file>